
<file path=META-INF/manifest.xml><?xml version="1.0" encoding="utf-8"?>
<manifest:manifest xmlns:manifest="urn:oasis:names:tc:opendocument:xmlns:manifest:1.0">
  <manifest:file-entry manifest:full-path="/" manifest:version="1.2" manifest:media-type="application/vnd.oasis.opendocument.text"/>
  <manifest:file-entry manifest:full-path="content.xml" manifest:media-type="text/xml"/>
  <manifest:file-entry manifest:full-path="layout-cache" manifest:media-type="application/binary"/>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ejaVu LGC Sans" svg:font-family="'DejaVu LGC 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00%"/>
      <style:text-properties fo:language="en" fo:country="US" style:font-name-complex="Calibri1"/>
    </style:style>
    <style:style style:name="P2" style:family="paragraph" style:parent-style-name="Standard">
      <style:paragraph-properties fo:line-height="100%"/>
    </style:style>
    <style:style style:name="P3" style:family="paragraph" style:parent-style-name="Standard">
      <style:paragraph-properties fo:margin-top="0.0957in" fo:margin-bottom="0.048in" fo:line-height="120%" fo:background-color="#ffffff">
        <style:background-image/>
      </style:paragraph-properties>
    </style:style>
    <style:style style:name="P4" style:family="paragraph" style:parent-style-name="Standard">
      <style:paragraph-properties fo:margin-top="0.0291in" fo:margin-bottom="0.0772in" fo:line-height="120%" fo:background-color="#ffffff">
        <style:background-image/>
      </style:paragraph-properties>
    </style:style>
    <style:style style:name="P5" style:family="paragraph" style:parent-style-name="Standard">
      <style:paragraph-properties fo:margin-top="0.0291in" fo:margin-bottom="0.0772in" fo:line-height="120%" fo:background-color="#ffffff">
        <style:background-image/>
      </style:paragraph-properties>
      <style:text-properties fo:color="#333333" style:font-name-asian="Times New Roman1" style:language-asian="nb" style:country-asian="NO" style:font-name-complex="Calibri1"/>
    </style:style>
    <style:style style:name="P6" style:family="paragraph" style:parent-style-name="Standard">
      <style:paragraph-properties fo:margin-top="0.0291in" fo:margin-bottom="0.0772in" fo:line-height="120%" fo:background-color="#ffffff">
        <style:background-image/>
      </style:paragraph-properties>
      <style:text-properties fo:color="#333333" style:language-asian="nb" style:country-asian="NO" style:font-name-complex="Calibri1"/>
    </style:style>
    <style:style style:name="P7" style:family="paragraph" style:parent-style-name="Footer" style:master-page-name="Converted17">
      <style:paragraph-properties fo:text-align="end" style:justify-single-word="false" style:page-number="auto"/>
    </style:style>
    <style:style style:name="P8" style:family="paragraph" style:parent-style-name="Heading_20_5" style:master-page-name="Standard">
      <style:paragraph-properties style:page-number="auto"/>
    </style:style>
    <style:style style:name="P9" style:family="paragraph" style:parent-style-name="Header" style:master-page-name="Converted16">
      <style:paragraph-properties style:page-number="auto"/>
    </style:style>
    <style:style style:name="P10" style:family="paragraph" style:parent-style-name="footnote_20_text" style:master-page-name="Converted1">
      <style:paragraph-properties style:page-number="auto"/>
    </style:style>
    <style:style style:name="P11" style:family="paragraph" style:parent-style-name="footnote_20_text" style:master-page-name="Converted2">
      <style:paragraph-properties style:page-number="auto"/>
    </style:style>
    <style:style style:name="P12" style:family="paragraph" style:parent-style-name="footnote_20_text" style:master-page-name="Converted3">
      <style:paragraph-properties style:page-number="auto"/>
    </style:style>
    <style:style style:name="P13" style:family="paragraph" style:parent-style-name="footnote_20_text" style:master-page-name="Converted4">
      <style:paragraph-properties style:page-number="auto"/>
    </style:style>
    <style:style style:name="P14" style:family="paragraph" style:parent-style-name="footnote_20_text" style:master-page-name="Converted5">
      <style:paragraph-properties style:page-number="auto"/>
    </style:style>
    <style:style style:name="P15" style:family="paragraph" style:parent-style-name="footnote_20_text" style:master-page-name="Converted6">
      <style:paragraph-properties style:page-number="auto"/>
    </style:style>
    <style:style style:name="P16" style:family="paragraph" style:parent-style-name="footnote_20_text" style:master-page-name="Converted7">
      <style:paragraph-properties style:page-number="auto"/>
    </style:style>
    <style:style style:name="P17" style:family="paragraph" style:parent-style-name="footnote_20_text" style:master-page-name="Converted8">
      <style:paragraph-properties style:page-number="auto"/>
    </style:style>
    <style:style style:name="P18" style:family="paragraph" style:parent-style-name="footnote_20_text" style:master-page-name="Converted9">
      <style:paragraph-properties style:page-number="auto"/>
    </style:style>
    <style:style style:name="P19" style:family="paragraph" style:parent-style-name="footnote_20_text" style:master-page-name="Converted10">
      <style:paragraph-properties style:page-number="auto"/>
    </style:style>
    <style:style style:name="P20" style:family="paragraph" style:parent-style-name="footnote_20_text" style:master-page-name="Converted11">
      <style:paragraph-properties style:page-number="auto"/>
    </style:style>
    <style:style style:name="P21" style:family="paragraph" style:parent-style-name="footnote_20_text" style:master-page-name="Converted12">
      <style:paragraph-properties style:page-number="auto"/>
    </style:style>
    <style:style style:name="P22" style:family="paragraph" style:parent-style-name="footnote_20_text" style:master-page-name="Converted13">
      <style:paragraph-properties style:page-number="auto"/>
    </style:style>
    <style:style style:name="P23" style:family="paragraph" style:parent-style-name="footnote_20_text" style:master-page-name="Converted14">
      <style:paragraph-properties style:page-number="auto"/>
    </style:style>
    <style:style style:name="P24" style:family="paragraph" style:parent-style-name="footnote_20_text" style:master-page-name="Converted15">
      <style:paragraph-properties style:page-number="auto"/>
    </style:style>
    <style:style style:name="P25" style:family="paragraph" style:parent-style-name="Litteraturliste">
      <style:paragraph-properties fo:text-align="justify" style:justify-single-word="false"/>
    </style:style>
    <style:style style:name="T1" style:family="text">
      <style:text-properties fo:color="#333333" style:language-asian="nb" style:country-asian="NO" style:font-name-complex="Calibri1"/>
    </style:style>
    <style:style style:name="T2" style:family="text">
      <style:text-properties fo:color="#333333" style:font-name-asian="Times New Roman1" style:language-asian="nb" style:country-asian="NO" style:font-name-complex="Calibri1"/>
    </style:style>
    <style:style style:name="T3" style:family="text">
      <style:text-properties style:language-asian="nb" style:country-asian="NO"/>
    </style:style>
    <style:style style:name="T4" style:family="text">
      <style:text-properties fo:color="#00000a" style:font-name-asian="Times New Roman1" style:language-asian="nb" style:country-asian="NO"/>
    </style:style>
    <style:style style:name="T5" style:family="text">
      <style:text-properties fo:font-style="italic" style:font-style-asian="italic"/>
    </style:style>
    <style:style style:name="T6" style:family="text">
      <style:text-properties style:font-name="Calibri" fo:font-size="11pt" style:font-size-asian="11pt" style:font-name-complex="Calibri1" style:font-size-complex="11pt"/>
    </style:style>
    <style:style style:name="T7" style:family="text">
      <style:text-properties style:font-name="Calibri" fo:font-size="11pt" fo:language="en" fo:country="US" style:font-size-asian="11pt" style:font-name-complex="Calibri1" style:font-size-complex="11pt"/>
    </style:style>
    <style:style style:name="T8" style:family="text">
      <style:text-properties fo:language="en" fo:country="US"/>
    </style:style>
    <style:style style:name="T9" style:family="text">
      <style:text-properties fo:language="en" fo:country="US" style:font-name-complex="Calibri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5">Oppgave</text:h>
      <text:p text:style-name="P3"><text:span text:style-name="T2">(Kant: Den tredje vei.</text:span></text:p>
      <text:p text:style-name="P4"><text:span text:style-name="T2">Kant forsøker å utarbeide en tredje posisjon i erkjennelsesteorien, som alternativ til både rasjonalisme og empirisme. Redegjør i dette perspektivet for begrepet om syntetisk a priori kunnskap. Illustrer med Kants analyse av årsaksbegrepet.)</text:span></text:p>
      <text:p text:style-name="P5"/>
      <text:p text:style-name="P4"><text:span text:style-name="T2">Antall ord:</text:span><text:span text:style-name="T1"> 3083</text:span></text:p>
      <text:p text:style-name="P6"/>
      <text:h text:style-name="Heading_20_1" text:outline-level="1"><text:span text:style-name="T4">Kant: Den tredje vei. </text:span></text:h>
      <text:h text:style-name="Heading_20_5" text:outline-level="5"/>
      <text:h text:style-name="Heading_20_5" text:outline-level="5">Innledning</text:h>
      <text:p text:style-name="P4"><text:span text:style-name="T2">Jeg skal i denne oppgaven, ved å se på Kants posisjon i erkjennelsesteorien, redegjøre for begrepet om syntetisk a priori kunnskap. Kant var en filosof som i sitt arbeid har gitt avgjørende bidrag til store deler av filosofien. Min oppgave dreier seg i hovedsak om noen av de teoriene og synspunktene som blant annet kommer til uttrykk i et av hans hovedverk ”Kritikk av den rene fornuft” (heretter bare ”Kritikk”). Jeg vil begynne med å se på det som det for meg på sett og vis virker som har vært en svært viktig motivasjon for Kant i hans arbeid nettopp med erkjennelsesteori, hans mål om at metafysikken skal kunne regnes som en sann vitenskap. Med dette som base er det lett å trekke tråder til nettopp syntetisk a priori kunnskap og Kants posisjon i erkjennelsesteorien ettersom det på sett og vis virker som det springer ut av hans analyse av hva som kreves av en vitenskap, og hvordan metafysikken kan lykkes i å bli regnet som en. </text:span></text:p>
      <text:p text:style-name="P4"><text:span text:style-name="T2">Tilslutt vil jeg, ved hjelp av Kants analyse av årsaksbegrepet, Illustrere noen av de poengene jeg til da har sett på. På den måten vil forhåpentligvis det hele bli klarere, og det vil tydliggjøre Kants filosofi på nettopp de punktene vi har tatt for oss.</text:span></text:p>
      <text:p text:style-name="P5"/>
      <text:h text:style-name="Heading_20_5" text:outline-level="5">Metafysikken som vitenskap</text:h>
      <text:p text:style-name="Standard"><text:span text:style-name="T3">Kant hadde i sitt filosofiske arbeid som et hovedmål å gjøre metafysikken</text:span><text:note text:id="ftn1" text:note-class="footnote"><text:note-citation>1</text:note-citation><text:note-body><text:p text:style-name="P10"><text:span text:style-name="footnote_20_reference"/> En retning innen filosofien som tar for seg de mest grunnleggende av spørsmål, for eksempel: ”Hva er virkelig?”.</text:p><text:p text:style-name="Footnote"/></text:note-body></text:note><text:span text:style-name="T3"> <text:s/>til en vitenskap på lik linje med for eksempel matematikken, noe han i ”Kritikk av den rene fornuft” mener den har vært langt unna å oppnå:</text:span></text:p>
      <text:p text:style-name="List_20_Paragraph"><text:span text:style-name="T3"><text:s/></text:span><text:span text:style-name="Quote_20_Char">Metafysikken synes snarere å være en kampplass hvor spillfekteriets krefter øves. Men her har aldri noen fekter kunnet tilkjempe seg selv den minste plass og grunnlagt varig eiendom på sin seier. Det er derfor ingen tvil </text:span><text:soft-page-break/><text:span text:style-name="Quote_20_Char">om at metafysikkens fremgangsmåte hittil kun har vært famling og, hva som er det verste, kun med begreper</text:span><text:span text:style-name="T3">.</text:span><text:note text:id="ftn2" text:note-class="footnote"><text:note-citation>2</text:note-citation><text:note-body><text:p text:style-name="P11"><text:span text:style-name="footnote_20_reference"/> Pedersen 2009 s. 122</text:p><text:p text:style-name="Footnote"/></text:note-body></text:note></text:p>
      <text:p text:style-name="P4">Han mener altså at problemet på mange måter ligger i metafysikkens metode, som hindrer tilegnelsen av unektelige, universelle prinsipper som kan bygges videre på. <text:s/></text:p>
      <text:p text:style-name="P4">Kants krav til en vitenskap er at det er en samling kunnskap som utgjør et systematisk ordnet hele og som er grunnet i allmenngyldige prinsipper som kan erkjennes med absolutt sikkerhet.<text:note text:id="ftn3" text:note-class="footnote"><text:note-citation>3</text:note-citation><text:note-body><text:p text:style-name="P12"><text:span text:style-name="footnote_20_reference"/> Pedersen 2009 s. 271</text:p><text:p text:style-name="Footnote"/></text:note-body></text:note> Hvordan skal metafysikken kunne oppnå dette? I forordet til annet opplag av ”Kritikk” ser han på veien andre vitenskaper har måttet gå for å nå nettopp denne vitenskapelige status:</text:p>
      <text:p text:style-name="List_20_Paragraph"><text:span text:style-name="Quote_20_Char">I den grad det skal være fornuft i disse vitenskapene, så må noe erkjennes a priori der, og erkjennelsen kan relateres til sin gjenstand på to slags måter: enten bare ved å</text:span><text:span text:style-name="Quote_20_Char"><text:span text:style-name="T5"> bestemme </text:span></text:span><text:span text:style-name="Quote_20_Char">denne og dens begrep (som må være gitt på en annen måte), eller også </text:span><text:span text:style-name="Quote_20_Char"><text:span text:style-name="T5">gjøre den virkelig</text:span></text:span><text:span text:style-name="Quote_20_Char">. Den første måten er fornuftens </text:span><text:span text:style-name="Quote_20_Char"><text:span text:style-name="T5">teoretiske</text:span></text:span><text:span text:style-name="Quote_20_Char">, den andre er fornuftens </text:span><text:span text:style-name="Quote_20_Char"><text:span text:style-name="T5">praktiske erkjennelse</text:span></text:span><text:span text:style-name="Quote_20_Char">. Med hensyn til begge disse må den </text:span><text:span text:style-name="Quote_20_Char"><text:span text:style-name="T5">rene</text:span></text:span><text:span text:style-name="Quote_20_Char"> delen først bli fremstilt alene, uansett hvor mye eller lite den måtte inneholde, altså den delen hvor fornuften bestemmer sitt objekt fullstendig a priori og ikke må blandes med det som kommer fra andre kilder.</text:span><text:note text:id="ftn4" text:note-class="footnote"><text:note-citation>4</text:note-citation><text:note-body><text:p text:style-name="P13"><text:span text:style-name="footnote_20_reference"/> Pedersen 2009 s. 120</text:p><text:p text:style-name="Footnote"/></text:note-body></text:note></text:p>
      <text:p text:style-name="P4">Vi ser her viktigheten av a priori erkjennelse, som vi skal komme inn på senere. Kant lanserer også fornuftens praktiske og teoretiske erkjennelser, to måter som erkjennelsen kan relateres til sin gjenstand på, men hovedpoenget er altså at fornuften selv må bestemme sitt objekt og at dette må skje a priori (ikke være basert på erfaring). Han ser på vitenskapene matematikk og fysikk som to slike teoretiske fornuftserkjennelser som skal bestemme sine objekter a priori, og i hans studie av hva det er som har tillatt disse å slå inn på den vitenskapelig e vei bruker han en analogi til Kopernikus som klarte å beskrive himmellegemenes bevegelser først når han gikk vekk fra tanken om at jorda var i bevegelsenes sentrum. Det var ved å la jorda, tilskueren, bevege seg at han fant svaret sitt. Det var i følge Kant også her svaret lå for naturvitenskapen som først fant vitenskapens hovedvei ved å forstå at:</text:p>
      <text:p text:style-name="List_20_Paragraph"><text:span text:style-name="Quote_20_Char">[…]fornuften bare innser det som den selv frembringer utfra sitt plan, at den går foran med prinsippene for sine dommer i overenstemmelse med varige lover og må nøde naturen til å svare på sine spørsmål, og ikke liksom i bånd la seg lede av naturen alene.</text:span><text:note text:id="ftn5" text:note-class="footnote"><text:note-citation>5</text:note-citation><text:note-body><text:p text:style-name="P14"><text:span text:style-name="footnote_20_reference"/> Pedersen 2009 s.121</text:p><text:p text:style-name="Footnote"/></text:note-body></text:note></text:p>
      <text:p text:style-name="P4"><text:soft-page-break/>Altså ved på sett og vis å endre perspektiv. På tilsvarende måte vil Kant finne løsningen for metafysikken, slik at også denne kan få sin revolusjon og kunne bli en ren vitenskap. </text:p>
      <text:p text:style-name="List_20_Paragraph"><text:span text:style-name="Quote_20_Char">La oss derfor for en gangs skyld forsøke om vi ikke ville lykkes bedre med metafysikkens oppgaver hvis vi antar at gjenstandene må rette seg etter vår erkjennelse, hvilket i så måte allerede stemmer bedre overens med den forlangte muligheten av en a priori erkjennelse av disse, en erkjennelse som skal fastsette noe om gjenstander før de blir gitt oss.</text:span><text:note text:id="ftn6" text:note-class="footnote"><text:note-citation>6</text:note-citation><text:note-body><text:p text:style-name="P15"><text:span text:style-name="footnote_20_reference"/> Pedersen 2009 s.122</text:p><text:p text:style-name="Footnote"/></text:note-body></text:note></text:p>
      <text:p text:style-name="P4">Her ser vi igjen viktigheten av at fornuften selv bestemmer sitt objekt a priori! Det er med dette som mål og grunnlag Kant utvikler ”den tredje vei”, et forsøk på en forening mellom/et alternativ til de to ledene erkjennelsesteoriene, der han også lanserer begrepet syntetisk a priori.</text:p>
      <text:p text:style-name="P5"/>
      <text:h text:style-name="Heading_20_5" text:outline-level="5">Kants erkjennelsesteori</text:h>
      <text:p text:style-name="Standard">Erkjennelsesteori, epistemologi, tar for seg erkjennelsens natur og forutsetninger og kunnskapens opprinnelse og gyldighet. Kant ville utarbeide en tredje posisjon i tillegg til empirismen og rasjonalismen som stod i motsetning til hverandre. Empiristenes standpunkt legger hovedvekt på det erkjennende subjekt som passivt. Vårt eneste grunnlag får kunnskap er det vi kan erfare med sansene våre. For rasjonalistene på den annen side er det fornuften og tenkingen som er grunnlaget for all erkjennelse.</text:p>
      <text:p text:style-name="Standard"><text:s/>La oss først se på Kants todeling av verden; den nomenuelle og fenomenuelle. Kant mener vi aldri kan vite noe om den virkelige verden, som han kaller den nomenuelle verden. Det eneste vi kan si noe om, og ha kunnskap om er den verden vi opplever, den fenomenuelle verden. Med andre ord, vi kan kun ha universell og sikker kunnskap om den fenomenuelle verden, den verden vi opplever som virkelig ettersom verden eksisterer for oss fordi vi erfarer den.</text:p>
      <text:p text:style-name="Standard"><text:s/>Hvordan er det så vi i følge Kant kan tilegne oss kunnskap om denne verdenen? Det er her han bringer på bane syntetisk a priori dommer, og før vi går videre må vi se på Kants inndeling/kategorisering av dommer.</text:p>
      <text:h text:style-name="Heading_20_5" text:outline-level="5">Syntetiske og analytiske dommer</text:h>
      <text:p text:style-name="Standard">En dom er en slags sammenknytting av begreper, og Kant deler dommer inn i analytiske og syntetiske dommer, og disse deles igjen inn i dommer a priori og a posteriori. En analytisk dom er en dom der det ene begrepet er inneholdt i det andre, og Kant bruker i ”Kritikk” <text:s/>”Alle legemer er utstrekte”<text:note text:id="ftn7" text:note-class="footnote"><text:note-citation>7</text:note-citation><text:note-body><text:p text:style-name="P16"><text:span text:style-name="footnote_20_reference"/> Pedersen 2009 s. 124</text:p><text:p text:style-name="Footnote"/></text:note-body></text:note> som eksempel. Dette <text:soft-page-break/>er en analytisk dom fordi det i begrepet legeme ligger at det har utstrekning, og ved kun å analysere begrepet legeme, kan jeg finne nettopp dette at det har utstrekning. Den andre gruppen dommer er de syntetiske og Kant bruker som eksempel ”Alle legemer er tunge”<text:note text:id="ftn8" text:note-class="footnote"><text:note-citation>8</text:note-citation><text:note-body><text:p text:style-name="P17"><text:span text:style-name="footnote_20_reference"/> Pedersen 2009 s. 124</text:p><text:p text:style-name="Footnote"/></text:note-body></text:note>. Vi ser at dette er en syntetisk dom, ettersom man ikke kan analysere begrepet legeme alene, og finne at et legeme er noe som er tungt. Det går for eksempel fint an å tenke seg et legeme som ikke er påvirket av noen tyngdekraft. Vi ser altså at den analytiske dommen klargjør begrepet, mens det syntetiske dommen utvider det. </text:p>
      <text:p text:style-name="Standard">Skillet mellom a priori og a posteriori har med legitimeringen av dommen å gjøre. A posteriori vil si etter erfaringen og slike dommer kan kun begrunnes med konkrete erfaringer<text:note text:id="ftn9" text:note-class="footnote"><text:note-citation>9</text:note-citation><text:note-body><text:p text:style-name="P18"><text:span text:style-name="footnote_20_reference"/> Det er et poeng at erfaring for Kant er mer enn bare sansing, det innebærer også en forståelse av det vi sanser.</text:p><text:p text:style-name="Footnote"/></text:note-body></text:note>. A priori (før erfaringen) derimot kan ikke begrunnes på denne måten, men de er nødvendige for å begrunne erfaringsdommer. A priori dommer er altså dommer som uttrykker en nødvendighet eller som er universelle, mens a posteriori er dommer som på sett og vis beskriver enkelttilfeller. Et vanlig eksempel på en a priori dom er ”alle ungkarer er ugifte” <text:s/>, mens en a posteriori dom kan være ”noen ungkarer er lykkelige”.</text:p>
      <text:p text:style-name="Standard">Hva er så en syntetisk a priori dom? Det skal altså være en dom der det ene begrepet ikke er inneholdt i det andre, men vi kan heller ikke ta i bruk erfaring i undersøkelsen av det. Hvordan kan man da vite at en slik dom er sann? Kant bruker utsagnet ”Alt som skjer, har sin årsak”<text:note text:id="ftn10" text:note-class="footnote"><text:note-citation>10</text:note-citation><text:note-body><text:p text:style-name="P19"><text:span text:style-name="footnote_20_reference"/> Pedersen 2009 s .125</text:p><text:p text:style-name="Footnote"/></text:note-body></text:note> som eksempel. Dette er åpenbart og unektelig et sant utsagn, men begrepet om en årsak ligger ikke i begrepet om det som skjer. Likevel er det en a priori dom. Det er helt klart en universell og nødvendig dom, og jeg kan ikke ved erfaring trekke den som konklusjon. Erfaring kan kun fortelle meg at alt som har skjedd til nå, har hatt en årsak, den kan ikke fortelle meg at det ikke kunne vært annerledes.</text:p>
      <text:p text:style-name="Standard">Kant følger opp med det som var et kontroversielt eksempel på syntetisk a priori dommer:</text:p>
      <text:p text:style-name="List_20_Paragraph"><text:span text:style-name="Quote_20_Char">Alle matematiske dommer er syntetiske. Selv om dette utsagnet er uimotsigelig sikkert og har svært viktige konsekvenser […] Aller først må det bemerkes at de egentlige matematiske utsagn til enhver tid er a priori og ikke a posteriori, fordi de medfører en nødvendighet, som ikke kan bli hentet fra erfaring..</text:span><text:note text:id="ftn11" text:note-class="footnote"><text:note-citation>11</text:note-citation><text:note-body><text:p text:style-name="P20"><text:span text:style-name="footnote_20_reference"/> Pedersen 2009 s. 126</text:p><text:p text:style-name="Footnote"/></text:note-body></text:note></text:p>
      <text:p text:style-name="Standard"><text:soft-page-break/>Dette er noe ganske nytt, ettersom man tidligere har sett på disse som analytiske dommer, noe som kanskje også intuitivt virker mer riktig. Kant utdyper dette ved å se på summen 7+5=12, og hevder at man på ingen måte kan finne tallet 12 ved analyse av summen mellom tallene fem og syv. Man må bruke anskuelsen som hjelp, for eksempel fingre. Ettersom det er en allmenngyldig <text:s/>dom er den nødvendigvis også a priori. </text:p>
      <text:p text:style-name="Standard"/>
      <text:h text:style-name="Heading_20_5" text:outline-level="5">Den tredje vei</text:h>
      <text:p text:style-name="Standard">Kants ”tredje vei”, hans epistomologiske teori kalles idealisme, eller kritisk idealisme. Den springer på sett og vis ut av problemet han så i hvordan spørsmålet tidligere var blitt studert. Både innen realismen og empirismen hadde man kun sett på hvordan vi kan oppnå kunnskap om virkeligheten, uten å se på hvordan virkeligheten i det hele tatt kan bli et objekt for oss (muligheten for objekter)<text:note text:id="ftn12" text:note-class="footnote"><text:note-citation>12</text:note-citation><text:note-body><text:p text:style-name="P21"><text:span text:style-name="footnote_20_reference"/> Gardener 1999</text:p><text:p text:style-name="Footnote"/></text:note-body></text:note>. Hvordan kan det være ”noe” for oss å tilegne oss kunnskap om? Der er her Kants todeling av verden kommer inn, og det er det som blir hans løsning. Vi så at nøkkelen for Kant på mange måter lå i Koperikus’ verdensbilde, idéen om å snu rollene slik Kopernikus fant svaret på mysteriet om himmellegemenes bevegelse ved å endre på rollen som betrakter. Kants idé var da å revurdere vårt standpunkt innen erkjennelse; istedenfor å se på subjektet som noe passivt som på sett og vis blir ”preget” av objektet, og på den måten tilegner seg kunnskap om det, må vi se på subjektet som noe aktivt. Det er ikke vi som retter oss etter det vi observerer, men det vi observerer som retter seg etter oss. Det er gjennom vår observasjon at det vi observerer eksisterer for oss. Vi ser nå tydelig at det kun er den fenomenologiske verden vi kan si noe om, og ha kunnskap om, ettersom den verden vi opplever kun eksisterer for oss gjennom vår observasjon/erfaring av den.<text:note text:id="ftn13" text:note-class="footnote"><text:note-citation>13</text:note-citation><text:note-body><text:p text:style-name="P22"><text:span text:style-name="footnote_20_reference"/> I dette ligger det også at Kant så på menneskets bevissthet som noe som har lik struktur for alle, og at det er derfor verden oppfattes likt for alle som erfarer den.</text:p><text:p text:style-name="Footnote"/></text:note-body></text:note> </text:p>
      <text:p text:style-name="Standard">Vi ser hvordan Kants epistemologi kan sees på som den tredje vei, mellom rasjonalismen og empirismen. Kant mener tydelig at kunnskap starter med erfaring, og at det er gjennom å erfare verden vi kan tillegne oss kunnskap om den (riktig nok verden slik vi ser den). Likevel mener man at det finnes kunnskap som ikke krever erfaring, slik vi så i hans betegnelse av syntetisk a priori kunnskap, men som er kunnskap fordi det åpenbart beskriver en universell sannhet. Kant hevder at selv om all kunnskap begynner med erfaringene, kreves det noe a priori som legger til rette for denne erfaringen, som <text:span text:style-name="T5">muliggjør</text:span> den. Eksempler på dette noe uklare synspunktet er begrepene tid og rom. I følge Kant kan ikke tid og rom <text:soft-page-break/>erfares, men de er nødvendige for å kunne erfare noe som helst. Ettersom de ikke kan erfares er de åpenbart a priori begreper, og Kant viser i ”Kritikk” til flere slike a priori begrep som må legges til grunn for erfaring. </text:p>
      <text:p text:style-name="Standard">Kants epistemologi kan, som vi nå ser, også sies å viske ut grensene mellom metafysikkens ”hva er virkelig?” og epistemologiens ”hvordan kan vi tillegne oss kunnskap om det som er virkelig?”. Det er gjennom å tilegne oss kunnskap om det som er, at det som er blir virkelig for oss.</text:p>
      <text:p text:style-name="Standard"/>
      <text:h text:style-name="Heading_20_5" text:outline-level="5">Kausalitet</text:h>
      <text:p text:style-name="Standard">Vi ser hvordan Kants såkalte ”tredje vei” på sett og vis kan kalles en forening av rasjonalismen og empirismen ettersom den baserer seg på at kunnskap kommer til oss gjennom erfaring, men at det likevel finnes visse begrep i erkjennelsen som kreves for at erkjennelsen skal finne sted og som ikke erfaring kan fortelle oss noe om, men som er til stede i bevisstheten vår a priori. Dette kan illustreres ved å se på Kants analyse av årsaksbegrepet.</text:p>
      <text:p text:style-name="Standard">Kausalitet, forholdet mellom årsak og virkning, var noe Hume hadde beskrevet tidligere ved å ta standpunkt mot rasjonalistene som hevdet årsaksloven var noe man ved hjelp av fornuften alene kan innse. Hume hevdet tvert imot at det ikke er logisk umulig å tenke seg en hendelse som ikke er ledet an av en årsak. Han var empirist og mente dermed at vi får vår kunnskap om verden gjennom å sanse den, og det er med dette som utgangspunkt han ser på årsaksbegrepet. Han mente vi ikke kunne si noe om årsaker, at det var kun vanen som fikk oss til å si at noe var årsak til noe annet. Dette illustreres best ved et eksempel. Hvis en ball skytes mot et vindu slik at det knuses, vil man si at det at ballen traff vinduet er årsaken til at det knuste, som er virkningen. Hume mener at vi ikke kan si noe om dette, vi kan ikke vite at det er nettopp det som er grunnen, og at ikke noe annet vil skje i et likt tilfelle senere. Det er fordi vi er vant til at vinduet knuser når det treffes av en ball med nok kraft, at vi forventer dette vil skje hver gang. Fra dette synspunket er loven om årsak og virkning ikke-eksisterende, en illusjon skapt for oss av vanen.</text:p>
      <text:p text:style-name="Standard">Kant er enig med Hume i at årsaksloven ikke er en analytisk dom, og gir han også æren for å ha innsett nettopp dette. Han går på den måten også i mot rasjonalistene på dette punktet. Men Kant mener at Humes forklaring om vanen er å avskrive fornuften evnen til å felle dom over gjenstanden. Hans påstand er at den eneste måten vi kan oppnå objektiv erkjennelse av årsaksforhold er ved en syntetisk a priori årsakslov.<text:note text:id="ftn14" text:note-class="footnote"><text:note-citation>14</text:note-citation><text:note-body><text:p text:style-name="P23"><text:span text:style-name="footnote_20_reference"/> Det er åpenbart at når det gjelder et konkret årsaksforhold vil en dom være syntetisk a posteriori.</text:p><text:p text:style-name="Footnote"/></text:note-body></text:note></text:p>
      <text:p text:style-name="Standard">En hendelse innebærer noe som skjer fra en tid til en annen, og rekkefølgen av disse tidspunktene er irreversibel. Det er nettopp denne irreversible tidsrekkefølgen som gjør at det å erfare hendelser er noe annet enn å erfare objekter. For å få bevissthet rundt forbindelsen mellom årsak virkning er vi nødt til <text:soft-page-break/>å finne begreper som muliggjør erfaringen av hendelser. Kant beskriver selv i ”Kritikk”, også dette i lys av den Koperniske vending:</text:p>
      <text:p text:style-name="List_20_Paragraph"><text:s/><text:span text:style-name="T5">Dersom anskuelsen må rette seg etter gjenstandens beskaffenhet, så kan jeg ikke innse hvordan man a priori kunne vite noe om den. Retter derimot gjenstanden (som sansenes objekt) seg etter vår anskuelsesevnes beskaffenhet, så kan jeg meget vel forestille meg denne muligheten. Da jeg derimot ikke kan bli stående ved disse anskuelsen dersom de skal ble erkjennelser, men må forbinde dem med forestillinger til et eller annet som gjenstand og så bestemme gjenstanden gjennom dem, så kan jeg anta at begrepene […] retter seg etter gjenstanden, og da befinner jeg meg igjen i den samme forlegenhet med hensyn til måten som jeg a priori kan vite noe om dette på. Eller jeg antar at gjenstandene […] retter seg etter begrepene. Da ser jeg straks lettere løsningen fordi erfaring er selv en erkjennelsesmåte som krever forstand, hvis regel jeg, ennå før gjenstander er gitt meg, må forutsette meg, følgelig a priori.</text:span><text:note text:id="ftn15" text:note-class="footnote"><text:note-citation>15</text:note-citation><text:note-body><text:p text:style-name="P24"><text:span text:style-name="footnote_20_reference"/> Pedersen 2009 s. 122-125</text:p><text:p text:style-name="Footnote"/></text:note-body></text:note></text:p>
      <text:p text:style-name="Standard">Vi så at det kreves av en observasjon av en hendelse at vi må observere en tidsforandring i en gitt (riktig) rekkefølge. Dette er en nødvendighet for å erfare en hendelse, som vi i erfaringen av den må være bevisst, og bevissthet om nødvendighet medfører, som vi har sett, en a priori kilde. I ”Kritikk” lister Kant opp en rekke a priori begreper for erfaring. I redegjørelsen for Kants epistemologiske teori så vi på disse begrepene, begrep som på sett og vis kan sies å være krav for erfaring. Vi så på eksemplene tid og rom som a prioriske begrep som var nødvendige for å kunne erfare. Begrepet om årsak-virkning er et annet slikt begrep. Vi kan ikke erfare noe, uten å se det som en virkning av en annen hendelse, enhver hendelse føres fram av en årsak. </text:p>
      <text:p text:style-name="Standard">Et annet av Kants prinsipper er at betingelsene for mulig erfaring er samtidig betingelsene for erfaringens gjenstander. Gjenstandene tilsvarer i tilfellet vi så på under avsnittet om kausalitet da hendelsene. Med andre ord er betingelsene for å erfare en hendelse samtidig betingelsene for hendelsen. Vi ser hvordan dette illustrerer Kants såkalte kritiske idealisme og hans utviskning av grensene mellom spørsmålet ”Hva er virkelig?” og ”Hvordan kan vi tillegne oss kunnskap om det som er virkelig?”: Vi så på kausalitetsbegrepet og hvordan vi krevde visse a priori begrep for å kunne erfare hendelser, disse betingelsene for erfaringen er samtidig hendelsene. Virkeligheten er for oss, nettopp ved at vi erfarer den! For å komme til denne konklusjonen trengte vi begrepet om syntetisk a priori kunnskap. </text:p>
      <text:p text:style-name="Standard"/>
      <text:h text:style-name="Heading_20_5" text:outline-level="5">Avslutning</text:h>
      <text:p text:style-name="Standard">Vi startet altså ved å se på metafysikken som en mulig vitenskap og så hvordan det krevde at vi så på tilegnelse av kunnskap og dermed førte oss til epistemologien og Kants posisjon i denne. Her trengte vi Kants begrep om <text:soft-page-break/>syntetisk a priori kunnskap, og vi <text:s/>avsluttet runddansen med å se på Kants analyse av årsaksbegrepet det vi så nyttigjørelsen av de punktene vi hadde studert. </text:p>
      <text:p text:style-name="Standard"/>
      <text:p text:style-name="Standard"><text:s/></text:p>
      <text:p text:style-name="Standard"/>
      <text:p text:style-name="Standard"/>
      <text:p text:style-name="Standard"/>
      <text:p text:style-name="Standard"/>
      <text:h text:style-name="Heading_20_5" text:outline-level="5">Kildeoversikt</text:h>
      <text:h text:style-name="Heading_20_5" text:outline-level="5"/>
      <text:p text:style-name="P25"><text:span text:style-name="T6">Pedersen, Arild et al: Exphil 1 Filosofi- og vitenskapshistorie. </text:span><text:span text:style-name="T7">IFIKK, UiO 2009.</text:span></text:p>
      <text:p text:style-name="P1"/>
      <text:p text:style-name="P2"><text:span text:style-name="T9">Gardener, Sebastian : Kant and the Critique of Pure Reason. Routledge, 1999.</text:span></text:p>
      <text:p text:style-name="P1"/>
      <text:p text:style-name="P2"><text:span text:style-name="T9">De Pierris, Graciela og Friedmann, Michael: Kant and Hume on Causality, Stanford Encyclopedia of Philosophy [oppsøkt okt 2010] Tilgjengelig på:</text:span></text:p>
      <text:p text:style-name="P2"><text:a xlink:type="simple" xlink:href="http://plato.stanford.edu/entries/kant-hume-causality/"><text:span text:style-name="Internet_20_link"><text:span text:style-name="T9">http://plato.stanford.edu/entries/kant-hume-causality/</text:span></text:span></text:a></text:p>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ejaVu LGC Sans" svg:font-family="'DejaVu LGC 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nb" fo:country="NO"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4925in" style:writing-mode="page"/>
      <style:text-properties style:use-window-font-color="true" style:font-name="Calibri" fo:font-size="11pt" fo:language="nb" fo:country="NO" style:letter-kerning="true" style:font-name-asian="DejaVu LGC Sans"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Text_20_body" style:default-outline-level="1" style:class="text">
      <style:paragraph-properties fo:margin-top="0.3335in" fo:margin-bottom="0in" fo:keep-with-next="always"/>
      <style:text-properties fo:color="#365f91" style:font-name="Cambria" fo:font-size="14pt" fo:font-weight="bold" style:font-size-asian="14pt" style:font-weight-asian="bold" style:font-name-complex="F" style:font-size-complex="14pt" style:font-weight-complex="bold"/>
    </style:style>
    <style:style style:name="Heading_20_5" style:display-name="Heading 5" style:family="paragraph" style:parent-style-name="Standard" style:next-style-name="Text_20_body" style:default-outline-level="5" style:class="text">
      <style:paragraph-properties fo:margin-top="0.0957in" fo:margin-bottom="0.048in" fo:line-height="100%"/>
      <style:text-properties style:font-name="Georgia" fo:font-size="12pt" style:font-name-asian="Times New Roman1" style:font-size-asian="12pt" style:language-asian="nb" style:country-asian="NO" style:font-name-complex="Times New Roman1" style:font-size-complex="12pt"/>
    </style:style>
    <style:style style:name="Heading_20_6" style:display-name="Heading 6" style:family="paragraph" style:parent-style-name="Standard" style:next-style-name="Text_20_body" style:default-outline-level="6" style:class="text">
      <style:paragraph-properties fo:margin-top="0.139in" fo:margin-bottom="0in" fo:keep-with-next="always"/>
      <style:text-properties fo:color="#243f60" style:font-name="Cambria" fo:font-style="italic" style:font-style-asian="italic" style:font-name-complex="F" style:font-style-complex="italic"/>
    </style:style>
    <style:style style:name="Header" style:family="paragraph" style:parent-style-name="Standard" style:class="extra">
      <style:paragraph-properties fo:margin-top="0in" fo:margin-bottom="0in" fo:line-height="100%" text:number-lines="false" text:line-number="0">
        <style:tab-stops>
          <style:tab-stop style:position="3.15in" style:type="center"/>
          <style:tab-stop style:position="6.3in" style:type="right"/>
        </style:tab-stops>
      </style:paragraph-properties>
    </style:style>
    <style:style style:name="Footer" style:family="paragraph" style:parent-style-name="Standard" style:class="extra">
      <style:paragraph-properties fo:margin-top="0in" fo:margin-bottom="0in" fo:line-height="100%" text:number-lines="false" text:line-number="0">
        <style:tab-stops>
          <style:tab-stop style:position="3.15in" style:type="center"/>
          <style:tab-stop style:position="6.3in" style:type="right"/>
        </style:tab-stops>
      </style:paragraph-properties>
    </style:style>
    <style:style style:name="Balloon_20_Text" style:display-name="Balloon Text" style:family="paragraph" style:parent-style-name="Standard">
      <style:paragraph-properties fo:margin-top="0in" fo:margin-bottom="0in" fo:line-height="100%"/>
      <style:text-properties style:font-name="Tahoma" fo:font-size="8pt" style:font-size-asian="8pt" style:font-name-complex="Tahoma1" style:font-size-complex="8pt"/>
    </style:style>
    <style:style style:name="Normal_20__28_Web_29_" style:display-name="Normal (Web)" style:family="paragraph" style:parent-style-name="Standard">
      <style:paragraph-properties fo:margin-top="0.0291in" fo:margin-bottom="0.0772in" fo:line-height="100%"/>
      <style:text-properties style:font-name="Times New Roman" fo:font-size="12pt" style:font-name-asian="Times New Roman1" style:font-size-asian="12pt" style:language-asian="nb" style:country-asian="NO" style:font-name-complex="Times New Roman1" style:font-size-complex="12pt"/>
    </style:style>
    <style:style style:name="No_20_Spacing" style:display-name="No Spacing" style:family="paragraph">
      <style:paragraph-properties fo:margin-top="0in" fo:margin-bottom="0in" fo:line-height="100%" fo:orphans="2" fo:widows="2" style:writing-mode="lr-tb"/>
      <style:text-properties style:use-window-font-color="true"/>
    </style:style>
    <style:style style:name="Quote" style:family="paragraph" style:parent-style-name="Standard">
      <style:text-properties fo:color="#000000" fo:font-style="italic" style:font-style-asian="italic" style:font-style-complex="italic"/>
    </style:style>
    <style:style style:name="footnote_20_text" style:display-name="footnote text" style:family="paragraph" style:parent-style-name="Standard">
      <style:paragraph-properties fo:margin-top="0in" fo:margin-bottom="0in" fo:line-height="100%"/>
      <style:text-properties fo:font-size="10pt" style:font-size-asian="10pt" style:font-size-complex="10pt"/>
    </style:style>
    <style:style style:name="Intense_20_Quote" style:display-name="Intense Quote" style:family="paragraph" style:parent-style-name="Standard">
      <style:paragraph-properties fo:margin-left="0.65in" fo:margin-right="0.65in" fo:margin-top="0.139in" fo:margin-bottom="0.1945in" fo:text-indent="0in" style:auto-text-indent="false" fo:padding-left="0in" fo:padding-right="0in" fo:padding-top="0in" fo:padding-bottom="0.0555in" fo:border-left="none" fo:border-right="none" fo:border-top="none" fo:border-bottom="0.0071in solid #4f81bd"/>
      <style:text-properties fo:color="#4f81bd" fo:font-style="italic" fo:font-weight="bold" style:font-style-asian="italic" style:font-weight-asian="bold" style:font-style-complex="italic" style:font-weight-complex="bold"/>
    </style:style>
    <style:style style:name="List_20_Paragraph" style:display-name="List Paragraph" style:family="paragraph" style:parent-style-name="Standard">
      <style:paragraph-properties fo:margin-left="0.5in" fo:margin-right="0in" fo:text-indent="0in" style:auto-text-indent="false"/>
    </style:style>
    <style:style style:name="Litteraturliste" style:family="paragraph" style:parent-style-name="Standard">
      <style:paragraph-properties fo:margin-left="0.5in" fo:margin-right="0in" fo:margin-top="0in" fo:margin-bottom="0in" fo:line-height="100%" fo:hyphenation-ladder-count="no-limit" fo:text-indent="-0.5in" style:auto-text-indent="false"/>
      <style:text-properties style:font-name="Times New Roman" fo:font-size="12pt" style:font-name-asian="Times New Roman1" style:font-size-asian="12pt" style:language-asian="ar" style:country-asian="SA" style:font-name-complex="Times New Roman1" style:font-size-complex="12pt" fo:hyphenate="false" fo:hyphenation-remain-char-count="2" fo:hyphenation-push-char-count="2"/>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ing_20_5_20_Char" style:display-name="Heading 5 Char" style:family="text" style:parent-style-name="Default_20_Paragraph_20_Font">
      <style:text-properties style:font-name="Georgia" fo:font-size="12pt" style:font-name-asian="Times New Roman1" style:font-size-asian="12pt" style:language-asian="nb" style:country-asian="NO" style:font-name-complex="Times New Roman1" style:font-size-complex="12pt"/>
    </style:style>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name-complex="F" style:font-size-complex="14pt" style:font-weight-complex="bold"/>
    </style:style>
    <style:style style:name="Quote_20_Char" style:display-name="Quote Char" style:family="text" style:parent-style-name="Default_20_Paragraph_20_Font">
      <style:text-properties fo:color="#000000" fo:font-style="italic" style:font-style-asian="italic" style:font-style-complex="italic"/>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Heading_20_6_20_Char" style:display-name="Heading 6 Char" style:family="text" style:parent-style-name="Default_20_Paragraph_20_Font">
      <style:text-properties fo:color="#243f60" style:font-name="Cambria" fo:font-style="italic" style:font-style-asian="italic" style:font-name-complex="F" style:font-style-complex="italic"/>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Converted16">
      <style:paragraph-properties style:page-number="auto"/>
    </style:style>
    <style:style style:name="MP2" style:family="paragraph" style:parent-style-name="Footer" style:master-page-name="Converted17">
      <style:paragraph-properties fo:text-align="end" style:justify-single-word="false" style:page-number="auto"/>
    </style:style>
    <style:style style:name="MT1" style:family="text">
      <style:text-properties fo:language="en" fo:country="US"/>
    </style:style>
    <style:page-layout style:name="Mpm1">
      <style:page-layout-properties fo:page-width="8.2681in" fo:page-height="11.6929in" style:num-format="1" style:print-orientation="portrait" fo:margin-top="0.4917in" fo:margin-bottom="0.4917in" fo:margin-left="0.9839in" fo:margin-right="0.9839in" style:writing-mode="lr-tb" style:layout-grid-color="#c0c0c0" style:layout-grid-lines="27202"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xphil03 H10</text:span><text:tab/>Seminargruppe 66<text:tab/>Emilie Sørum Fjørner</text:p>
      </style:header>
      <style:footer>
        <text:p text:style-name="MP2"><text:page-number text:select-page="current">8</text:page-number></text:p>
        <text:p text:style-name="Footer"/>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Emilie Sørum Fjørner</meta:initial-creator>
    <dc:creator>Emilie Fjørner</dc:creator>
    <meta:editing-cycles>2</meta:editing-cycles>
    <meta:creation-date>2010-10-21T10:58:00</meta:creation-date>
    <dc:date>2012-10-09T09:47:04</dc:date>
    <meta:editing-duration>PT00H00M03S</meta:editing-duration>
    <meta:generator>OpenOffice.org/3.1$Unix OpenOffice.org_project/310m19$Build-9420</meta:generator>
    <meta:document-statistic meta:table-count="0" meta:image-count="0" meta:object-count="0" meta:page-count="8" meta:paragraph-count="67" meta:word-count="3233" meta:character-count="18519"/>
    <meta:template xlink:type="simple" xlink:actuate="onRequest" xlink:title="Normal" xlink:href=""/>
  </office:meta>
</office:document-meta>
</file>